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 Roman" svg:font-family="'Time 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5.475in" fo:margin-left="0.4417in" table:align="left" style:writing-mode="lr-tb"/>
    </style:style>
    <style:style style:name="Table1.A" style:family="table-column">
      <style:table-column-properties style:column-width="1in"/>
    </style:style>
    <style:style style:name="Table1.B" style:family="table-column">
      <style:table-column-properties style:column-width="1.0417in"/>
    </style:style>
    <style:style style:name="Table1.C" style:family="table-column">
      <style:table-column-properties style:column-width="1.125in"/>
    </style:style>
    <style:style style:name="Table1.D" style:family="table-column">
      <style:table-column-properties style:column-width="1.25in"/>
    </style:style>
    <style:style style:name="Table1.E" style:family="table-column">
      <style:table-column-properties style:column-width="1.0583in"/>
    </style:style>
    <style:style style:name="Table1.A1" style:family="table-cell">
      <style:table-cell-properties fo:background-color="#666666" fo:padding="0.0382in" fo:border-left="0.5pt solid #000000" fo:border-right="none" fo:border-top="0.5pt solid #000000" fo:border-bottom="0.5pt solid #000000">
        <style:background-image/>
      </style:table-cell-properties>
    </style:style>
    <style:style style:name="Table1.B1" style:family="table-cell">
      <style:table-cell-properties fo:background-color="#b2b2b2" fo:padding="0.0382in" fo:border-left="0.5pt solid #000000" fo:border-right="none" fo:border-top="0.5pt solid #000000" fo:border-bottom="0.5pt solid #000000">
        <style:background-image/>
      </style:table-cell-properties>
    </style:style>
    <style:style style:name="Table1.E1" style:family="table-cell">
      <style:table-cell-properties fo:background-color="#b2b2b2" fo:padding="0.0382in" fo:border="0.5pt solid #000000">
        <style:background-image/>
      </style:table-cell-properties>
    </style:style>
    <style:style style:name="Table1.A2" style:family="table-cell">
      <style:table-cell-properties fo:background-color="#b2b2b2"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0.5pt solid #000000" fo:border-top="none" fo:border-bottom="0.5pt solid #000000"/>
    </style:style>
    <style:style style:name="Table1.4" style:family="table-row">
      <style:table-row-properties style:min-row-height="0.2375in"/>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paragraph-rsid="00159d27"/>
    </style:style>
    <style:style style:name="P3" style:family="paragraph" style:parent-style-name="Standard">
      <style:paragraph-properties fo:margin-left="3.052in">
        <style:tab-stops>
          <style:tab-stop style:position="3.2484in"/>
        </style:tab-stops>
      </style:paragraph-properties>
      <style:text-properties style:text-underline-style="none"/>
    </style:style>
    <style:style style:name="P4" style:family="paragraph" style:parent-style-name="Standard">
      <style:paragraph-properties fo:margin-left="3.052in" fo:text-align="justify" style:justify-single-word="false">
        <style:tab-stops>
          <style:tab-stop style:position="3.2484in"/>
          <style:tab-stop style:position="3.6252in"/>
        </style:tab-stops>
      </style:paragraph-properties>
      <style:text-properties style:text-underline-style="none"/>
    </style:style>
    <style:style style:name="P5" style:family="paragraph" style:parent-style-name="Standard">
      <style:paragraph-properties fo:margin-left="3.052in" fo:text-align="justify" style:justify-single-word="false">
        <style:tab-stops>
          <style:tab-stop style:position="3.2484in"/>
        </style:tab-stops>
      </style:paragraph-properties>
      <style:text-properties style:text-underline-style="none"/>
    </style:style>
    <style:style style:name="P6" style:family="paragraph" style:parent-style-name="Standard">
      <style:paragraph-properties fo:margin-left="3.052in" fo:text-align="justify" style:justify-single-word="false">
        <style:tab-stops>
          <style:tab-stop style:position="3.2484in"/>
        </style:tab-stops>
      </style:paragraph-properties>
      <style:text-properties fo:font-size="14pt" officeooo:rsid="001b72e3" officeooo:paragraph-rsid="001b72e3" style:font-size-asian="14pt" style:font-size-complex="14pt"/>
    </style:style>
    <style:style style:name="P7" style:family="paragraph" style:parent-style-name="Normal_20__28_Web_29_">
      <style:paragraph-properties fo:margin-top="0in" fo:margin-bottom="0.1945in" style:contextual-spacing="false" fo:text-align="center" style:justify-single-word="false"/>
    </style:style>
    <style:style style:name="P8" style:family="paragraph" style:parent-style-name="Normal_20__28_Web_29_">
      <style:paragraph-properties fo:margin-top="0.1945in" fo:margin-bottom="0.1945in" style:contextual-spacing="false" fo:text-align="center" style:justify-single-word="false"/>
    </style:style>
    <style:style style:name="P9" style:family="paragraph" style:parent-style-name="Normal_20__28_Web_29_">
      <style:paragraph-properties fo:margin-top="0.1945in" fo:margin-bottom="0.1945in" style:contextual-spacing="false" fo:text-align="center" style:justify-single-word="false"/>
      <style:text-properties officeooo:paragraph-rsid="0016c2b8"/>
    </style:style>
    <style:style style:name="P10" style:family="paragraph" style:parent-style-name="Footer">
      <style:paragraph-properties fo:margin-left="0in" fo:text-indent="0in" style:auto-text-indent="false">
        <style:tab-stops>
          <style:tab-stop style:position="4.75in"/>
        </style:tab-stops>
      </style:paragraph-properties>
    </style:style>
    <style:style style:name="P11" style:family="paragraph" style:parent-style-name="Preformatted_20_Text">
      <loext:graphic-properties draw:fill="none"/>
      <style:paragraph-properties fo:margin-top="0in" fo:margin-bottom="0in" style:contextual-spacing="false" fo:line-height="100%" fo:text-align="start" style:justify-single-word="false" fo:orphans="2" fo:widows="2" fo:break-before="page" fo:background-color="transparent" style:writing-mode="lr-tb">
        <style:tab-stops/>
      </style:paragraph-properties>
      <style:text-properties fo:color="#000000" loext:opacity="100%" style:font-name="Ubuntu Mono" fo:font-size="8pt" officeooo:rsid="001d7f4f" officeooo:paragraph-rsid="001d7f4f" fo:background-color="#ffffff" style:font-size-asian="8pt" style:font-size-complex="8pt"/>
    </style:style>
    <style:style style:name="P12" style:family="paragraph" style:parent-style-name="Preformatted_20_Text">
      <loext:graphic-properties draw:fill="none"/>
      <style:paragraph-properties fo:margin-top="0in" fo:margin-bottom="0in" style:contextual-spacing="false" fo:line-height="100%" fo:text-align="start" style:justify-single-word="false" fo:orphans="2" fo:widows="2" fo:background-color="transparent" style:writing-mode="lr-tb">
        <style:tab-stops/>
      </style:paragraph-properties>
      <style:text-properties fo:color="#000000" loext:opacity="100%" style:font-name="Ubuntu Mono" fo:font-size="8pt" officeooo:rsid="001d7f4f" officeooo:paragraph-rsid="001d7f4f" fo:background-color="#ffffff" style:font-size-asian="8pt" style:font-size-complex="8pt"/>
    </style:style>
    <style:style style:name="P13" style:family="paragraph" style:parent-style-name="Preformatted_20_Text">
      <style:text-properties fo:color="#000000" loext:opacity="100%" style:font-name="Ubuntu Mono" fo:font-size="8pt" fo:background-color="#ffffff" style:font-size-asian="8pt" style:font-size-complex="8pt"/>
    </style:style>
    <style:style style:name="P14" style:family="paragraph" style:parent-style-name="Preformatted_20_Text">
      <style:paragraph-properties fo:margin-top="0in" fo:margin-bottom="0.1965in" style:contextual-spacing="false"/>
      <style:text-properties fo:color="#000000" loext:opacity="100%" style:font-name="Ubuntu Mono" fo:font-size="8pt" fo:background-color="#ffffff" style:font-size-asian="8pt" style:font-size-complex="8pt"/>
    </style:style>
    <style:style style:name="P15" style:family="paragraph" style:parent-style-name="Standard">
      <style:paragraph-properties fo:text-align="center" style:justify-single-word="false"/>
      <style:text-properties fo:font-size="8pt" fo:language="uk" fo:country="UA" style:font-size-asian="8pt"/>
    </style:style>
    <style:style style:name="P16" style:family="paragraph" style:parent-style-name="Standard">
      <loext:graphic-properties draw:fill="none"/>
      <style:paragraph-properties fo:margin-top="0in" fo:margin-bottom="0in" style:contextual-spacing="false" fo:line-height="100%" fo:text-align="start" style:justify-single-word="false" fo:orphans="2" fo:widows="2" fo:background-color="transparent" style:writing-mode="lr-tb">
        <style:tab-stops/>
      </style:paragraph-properties>
      <style:text-properties fo:font-size="8pt" officeooo:rsid="001d7f4f" officeooo:paragraph-rsid="001d7f4f" style:font-size-asian="8pt" style:font-size-complex="8pt"/>
    </style:style>
    <style:style style:name="P17" style:family="paragraph" style:parent-style-name="Standard">
      <style:paragraph-properties fo:text-align="center" style:justify-single-word="false"/>
      <style:text-properties fo:font-size="14pt" fo:language="uk" fo:country="UA" style:font-size-asian="14pt"/>
    </style:style>
    <style:style style:name="P18" style:family="paragraph" style:parent-style-name="Standard">
      <style:paragraph-properties fo:margin-left="3.052in" fo:text-align="justify" style:justify-single-word="false">
        <style:tab-stops>
          <style:tab-stop style:position="3.2484in"/>
          <style:tab-stop style:position="3.6252in"/>
        </style:tab-stops>
      </style:paragraph-properties>
      <style:text-properties fo:font-size="14pt" fo:language="uk" fo:country="UA" style:text-underline-style="none" officeooo:rsid="001d239c" officeooo:paragraph-rsid="001d239c" style:font-size-asian="14pt" style:font-size-complex="14pt"/>
    </style:style>
    <style:style style:name="P19"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reak-before="page" fo:background-color="transparent" style:writing-mode="lr-tb">
        <style:tab-stops/>
      </style:paragraph-properties>
      <style:text-properties fo:font-size="14pt" officeooo:rsid="001d7f4f" officeooo:paragraph-rsid="001d7f4f" style:font-size-asian="14pt" style:font-size-complex="14pt"/>
    </style:style>
    <style:style style:name="P20" style:family="paragraph" style:parent-style-name="Standard">
      <loext:graphic-properties draw:fill="none"/>
      <style:paragraph-properties fo:margin-top="0in" fo:margin-bottom="0in" style:contextual-spacing="false" fo:line-height="100%" fo:text-align="start" style:justify-single-word="false" fo:orphans="2" fo:widows="2" fo:background-color="transparent" style:writing-mode="lr-tb">
        <style:tab-stops/>
      </style:paragraph-properties>
      <style:text-properties fo:font-size="14pt" officeooo:rsid="001d7f4f" officeooo:paragraph-rsid="001d7f4f" style:font-size-asian="14pt" style:font-size-complex="14pt"/>
    </style:style>
    <style:style style:name="P21" style:family="paragraph" style:parent-style-name="Standard" style:list-style-name="L1">
      <loext:graphic-properties draw:fill="none"/>
      <style:paragraph-properties fo:margin-top="0in" fo:margin-bottom="0in" style:contextual-spacing="false" fo:line-height="100%" fo:text-align="start" style:justify-single-word="false" fo:orphans="2" fo:widows="2" fo:background-color="transparent" style:writing-mode="lr-tb">
        <style:tab-stops/>
      </style:paragraph-properties>
      <style:text-properties fo:font-size="14pt" officeooo:rsid="001d7f4f" officeooo:paragraph-rsid="001d7f4f" style:font-size-asian="14pt" style:font-size-complex="14pt"/>
    </style:style>
    <style:style style:name="P22" style:family="paragraph" style:parent-style-name="Standard">
      <loext:graphic-properties draw:fill="none"/>
      <style:paragraph-properties fo:margin-top="0in" fo:margin-bottom="0in" style:contextual-spacing="false" fo:line-height="100%" fo:text-align="center" style:justify-single-word="false" fo:orphans="2" fo:widows="2" fo:background-color="transparent" style:writing-mode="lr-tb">
        <style:tab-stops/>
      </style:paragraph-properties>
      <style:text-properties fo:font-size="14pt" officeooo:rsid="001d7f4f" officeooo:paragraph-rsid="001d7f4f" style:font-size-asian="14pt" style:font-size-complex="14pt"/>
    </style:style>
    <style:style style:name="P23" style:family="paragraph" style:parent-style-name="Standard">
      <loext:graphic-properties draw:fill="none"/>
      <style:paragraph-properties fo:margin-top="0in" fo:margin-bottom="0in" style:contextual-spacing="false" fo:line-height="100%" fo:text-align="center" style:justify-single-word="false" fo:orphans="2" fo:widows="2" fo:background-color="transparent" style:writing-mode="lr-tb">
        <style:tab-stops/>
      </style:paragraph-properties>
      <style:text-properties fo:font-size="14pt" officeooo:rsid="001f5a57" officeooo:paragraph-rsid="001f5a57" style:font-size-asian="14pt" style:font-size-complex="14pt"/>
    </style:style>
    <style:style style:name="P24" style:family="paragraph" style:parent-style-name="Standard">
      <loext:graphic-properties draw:fill="none"/>
      <style:paragraph-properties fo:margin-top="0in" fo:margin-bottom="0in" style:contextual-spacing="false" fo:line-height="100%" fo:text-align="center" style:justify-single-word="false" fo:orphans="2" fo:widows="2" fo:break-before="page" fo:background-color="transparent" style:writing-mode="lr-tb">
        <style:tab-stops/>
      </style:paragraph-properties>
      <style:text-properties fo:font-size="14pt" officeooo:rsid="001f5a57" officeooo:paragraph-rsid="001f5a57" style:font-size-asian="14pt" style:font-size-complex="14pt"/>
    </style:style>
    <style:style style:name="P25" style:family="paragraph" style:parent-style-name="Standard">
      <loext:graphic-properties draw:fill="none"/>
      <style:paragraph-properties fo:margin-top="0in" fo:margin-bottom="0in" style:contextual-spacing="false" fo:line-height="100%" fo:text-align="center" style:justify-single-word="false" fo:orphans="2" fo:widows="2" fo:background-color="transparent" style:writing-mode="lr-tb">
        <style:tab-stops/>
      </style:paragraph-properties>
      <style:text-properties fo:font-size="14pt" officeooo:rsid="0021c385" officeooo:paragraph-rsid="0021c385" style:font-size-asian="14pt" style:font-size-complex="14pt"/>
    </style:style>
    <style:style style:name="P26" style:family="paragraph" style:parent-style-name="Standard">
      <style:paragraph-properties fo:margin-left="3.052in">
        <style:tab-stops>
          <style:tab-stop style:position="3.2484in"/>
        </style:tab-stops>
      </style:paragraph-properties>
    </style:style>
    <style:style style:name="P27" style:family="paragraph" style:parent-style-name="Table_20_Contents">
      <loext:graphic-properties draw:fill="none" draw:fill-color="#ffffff" draw:opacity="100%"/>
      <style:paragraph-properties fo:text-align="start" style:justify-single-word="false" fo:background-color="transparent"/>
      <style:text-properties fo:font-weight="bold" officeooo:rsid="001d7f4f" officeooo:paragraph-rsid="001d7f4f" style:font-weight-asian="bold" style:font-weight-complex="bold"/>
    </style:style>
    <style:style style:name="P28" style:family="paragraph" style:parent-style-name="Table_20_Contents">
      <loext:graphic-properties draw:fill="none" draw:fill-color="#ffffff" draw:opacity="100%"/>
      <style:paragraph-properties fo:text-align="start" style:justify-single-word="false" fo:background-color="transparent"/>
      <style:text-properties fo:font-weight="bold" officeooo:rsid="001e67bc" officeooo:paragraph-rsid="001e67bc" style:font-weight-asian="bold" style:font-weight-complex="bold"/>
    </style:style>
    <style:style style:name="P29" style:family="paragraph" style:parent-style-name="Table_20_Contents">
      <loext:graphic-properties draw:fill="none" draw:fill-color="#ffffff" draw:opacity="100%"/>
      <style:paragraph-properties fo:text-align="start" style:justify-single-word="false" fo:background-color="transparent"/>
      <style:text-properties fo:font-weight="bold" officeooo:rsid="0021b592" officeooo:paragraph-rsid="0021b592" style:font-weight-asian="bold" style:font-weight-complex="bold"/>
    </style:style>
    <style:style style:name="P30" style:family="paragraph" style:parent-style-name="Table_20_Contents">
      <loext:graphic-properties draw:fill="none" draw:fill-color="#ffffff"/>
      <style:paragraph-properties fo:text-align="center" style:justify-single-word="false" fo:background-color="transparent"/>
      <style:text-properties officeooo:rsid="001e8d83" officeooo:paragraph-rsid="001e8d83"/>
    </style:style>
    <style:style style:name="P31" style:family="paragraph" style:parent-style-name="Table_20_Contents">
      <loext:graphic-properties draw:fill="none" draw:fill-color="#ffffff"/>
      <style:paragraph-properties fo:text-align="start" style:justify-single-word="false" fo:background-color="transparent"/>
      <style:text-properties officeooo:rsid="001e8d83" officeooo:paragraph-rsid="001e8d83"/>
    </style:style>
    <style:style style:name="P32" style:family="paragraph" style:parent-style-name="Table_20_Contents">
      <loext:graphic-properties draw:fill="none" draw:fill-color="#ffffff"/>
      <style:paragraph-properties fo:text-align="center" style:justify-single-word="false" fo:background-color="transparent"/>
      <style:text-properties officeooo:rsid="0021b592" officeooo:paragraph-rsid="0021b592"/>
    </style:style>
    <style:style style:name="T1" style:family="text">
      <style:text-properties fo:language="uk" fo:country="UA"/>
    </style:style>
    <style:style style:name="T2" style:family="text">
      <style:text-properties fo:font-size="14pt" fo:language="uk" fo:country="UA" style:font-size-asian="14pt"/>
    </style:style>
    <style:style style:name="T3" style:family="text">
      <style:text-properties fo:font-size="14pt" fo:language="uk" fo:country="UA" style:font-size-asian="14pt" style:font-size-complex="14pt"/>
    </style:style>
    <style:style style:name="T4" style:family="text">
      <style:text-properties fo:font-size="14pt" fo:language="uk" fo:country="UA" officeooo:rsid="00159d27" style:font-size-asian="14pt" style:font-size-complex="14pt"/>
    </style:style>
    <style:style style:name="T5" style:family="text">
      <style:text-properties fo:font-size="14pt" fo:language="uk" fo:country="UA" officeooo:rsid="0015ac6b" style:font-size-asian="14pt" style:font-size-complex="14pt"/>
    </style:style>
    <style:style style:name="T6" style:family="text">
      <style:text-properties fo:font-size="14pt" fo:language="uk" fo:country="UA" officeooo:rsid="001b72e3" style:font-size-asian="14pt" style:font-size-complex="14pt"/>
    </style:style>
    <style:style style:name="T7" style:family="text">
      <style:text-properties fo:font-size="14pt" fo:language="uk" fo:country="UA" style:text-underline-style="solid" style:text-underline-width="auto" style:text-underline-color="font-color" style:font-size-asian="14pt" style:font-size-complex="14pt"/>
    </style:style>
    <style:style style:name="T8" style:family="text">
      <style:text-properties fo:font-size="14pt" fo:language="en" fo:country="US" style:font-size-asian="14pt" style:font-size-complex="14pt"/>
    </style:style>
    <style:style style:name="T9" style:family="text">
      <style:text-properties fo:font-size="8pt" fo:language="uk" fo:country="UA" style:font-size-asian="8pt"/>
    </style:style>
    <style:style style:name="T10" style:family="text">
      <style:text-properties fo:font-size="8pt" style:text-underline-style="none" style:font-size-asian="8pt" style:font-size-complex="8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bold" officeooo:rsid="001d239c" style:font-size-asian="22pt" style:font-weight-asian="bold" style:font-size-complex="22pt" style:font-weight-complex="bold"/>
    </style:style>
    <style:style style:name="T13" style:family="text">
      <style:text-properties style:text-underline-style="none"/>
    </style:style>
    <style:style style:name="T14" style:family="text">
      <style:text-properties style:text-underline-style="none" officeooo:rsid="0016864d"/>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16864d" style:font-weight-asian="bold" style:font-weight-complex="bold"/>
    </style:style>
    <style:style style:name="T17" style:family="text">
      <style:text-properties officeooo:rsid="001d239c"/>
    </style:style>
    <style:style style:name="T18" style:family="text">
      <style:text-properties style:font-name="Times New Roman" style:text-underline-style="none"/>
    </style:style>
    <style:style style:name="T19" style:family="text">
      <style:text-properties fo:color="#98971a" loext:opacity="100%" fo:font-weight="bold"/>
    </style:style>
    <style:style style:name="T20" style:family="text">
      <style:text-properties fo:color="#458588" loext:opacity="100%" fo:font-weight="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span text:style-name="T2">МІНІСТЕРСТВО ОСВІТИ І НАУКИ УКРАЇНИ</text:span><text:span text:style-name="T2"/></text:p>
      <text:p text:style-name="P8" loext:marker-style-name="T2"><text:span text:style-name="T2">Харківський національний університет імені В.Н. Каразіна</text:span><text:span text:style-name="T2"/></text:p>
      <text:p text:style-name="P9" loext:marker-style-name="T2"><text:span text:style-name="T2">Навчально-науковий інститут комп’ютерних наук та штучного інтелекту</text:span></text:p>
      <text:p text:style-name="P9" loext:marker-style-name="T2"><text:span text:style-name="T2"/></text:p>
      <text:p text:style-name="P15" loext:marker-style-name="T9"/>
      <text:p text:style-name="P15" loext:marker-style-name="T9"/>
      <text:p text:style-name="P15" loext:marker-style-name="T9"/>
      <text:p text:style-name="P15" loext:marker-style-name="T9"/>
      <text:p text:style-name="P15" loext:marker-style-name="T9"/>
      <text:p text:style-name="P15" loext:marker-style-name="T9"/>
      <text:p text:style-name="P15" loext:marker-style-name="T9"/>
      <text:p text:style-name="P15" loext:marker-style-name="T9"/>
      <text:p text:style-name="P15" loext:marker-style-name="T9"/>
      <text:p text:style-name="P15" loext:marker-style-name="T9"/>
      <text:h text:style-name="Heading_20_1" text:outline-level="1" loext:marker-style-name="T11"><text:span text:style-name="T11">ПРАКТИЧНА РОБОТА №</text:span><text:span text:style-name="T12">5</text:span></text:h>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26" loext:marker-style-name="T7"><text:span text:style-name="T3"/></text:p>
      <text:p text:style-name="P26" loext:marker-style-name="T7"><text:span text:style-name="T3"/></text:p>
      <text:p text:style-name="P26" loext:marker-style-name="T7"><text:span text:style-name="T3"/></text:p>
      <text:p text:style-name="P26" loext:marker-style-name="T7"><text:span text:style-name="T3"/></text:p>
      <text:p text:style-name="P26" loext:marker-style-name="T7"><text:span text:style-name="T3"/></text:p>
      <text:p text:style-name="P26" loext:marker-style-name="T7"><text:span text:style-name="T3"/></text:p>
      <text:p text:style-name="P26" loext:marker-style-name="T7"><text:span text:style-name="T3"/></text:p>
      <text:p text:style-name="P3"><text:span text:style-name="T3">Виконав: студент </text:span><text:span text:style-name="T4">2</text:span><text:span text:style-name="T3"> курсу групи </text:span><text:span text:style-name="T4">КС22</text:span></text:p>
      <text:p text:style-name="P4"><text:span text:style-name="T3">Спеціальності 12</text:span><text:span text:style-name="T5">2</text:span><text:span text:style-name="T3"> «Комп’ютерні науки» </text:span></text:p>
      <text:p text:style-name="P18">Скрипняк Тарас Артемович</text:p>
      <text:p text:style-name="P5"><text:span text:style-name="T3">Прийняв: <text:s/></text:span><text:span text:style-name="T6">викладач</text:span></text:p>
      <text:p text:style-name="P6"><text:span text:style-name="T14">О</text:span><text:span text:style-name="T13">лешко О.І.</text:span></text:p>
      <text:p text:style-name="P19"><text:span text:style-name="T16">З</text:span><text:span text:style-name="T15">авдання:</text:span><text:span text:style-name="T13"> Реалізуемо алгоритм Bubble Sort.</text:span></text:p>
      <text:list text:style-name="L1">
        <text:list-item>
          <text:p text:style-name="P21"><text:span text:style-name="T13">Підбираємо вхідні дані для визначення часу роботи:</text:span></text:p>
          <text:p text:style-name="P21"><text:span text:style-name="T13">- найгіршого випадка</text:span></text:p>
          <text:p text:style-name="P21"><text:span text:style-name="T13">- найкращого випадка</text:span></text:p>
          <text:p text:style-name="P21"><text:span text:style-name="T13">- середнього випадка</text:span></text:p>
        </text:list-item>
        <text:list-item>
          <text:p text:style-name="P21"><text:span text:style-name="T13">Вимірюємо час сортування на практикці.</text:span></text:p>
        </text:list-item>
        <text:list-item>
          <text:p text:style-name="P21"><text:span text:style-name="T13">Проводимо підрахунок кількості операцій порівняння та перестановки, таким чином визначаємо теоретичну складність алгоритма (для найгіршого/найкращого/среднього випадка).</text:span></text:p>
        </text:list-item>
        <text:list-item>
          <text:p text:style-name="P21"><text:span text:style-name="T13">Будуємо графіки витраченого часу.</text:span></text:p>
        </text:list-item>
        <text:list-item>
          <text:p text:style-name="P21"><text:span text:style-name="T13">Будуємо табличку оцінки складності.</text:span></text:p>
        </text:list-item>
      </text:list>
      <text:p text:style-name="P20"><text:span text:style-name="T13"><text:line-break/></text:span><text:span text:style-name="_5f_OOoComputerSpecial"><text:span text:style-name="T10">#</text:span></text:span><text:span text:style-name="_5f_OOoComputerIdent"><text:span text:style-name="T10">include</text:span></text:span><text:span text:style-name="T10"> </text:span><text:span text:style-name="_5f_OOoComputerSpecial"><text:span text:style-name="T10">&lt;</text:span></text:span><text:span text:style-name="_5f_OOoComputerIdent"><text:span text:style-name="T10">stdio</text:span></text:span><text:span text:style-name="_5f_OOoComputerSpecial"><text:span text:style-name="T10">.</text:span></text:span><text:span text:style-name="_5f_OOoComputerIdent"><text:span text:style-name="T10">h</text:span></text:span><text:span text:style-name="_5f_OOoComputerSpecial"><text:span text:style-name="T10">&gt;</text:span></text:span></text:p>
      <text:p text:style-name="P20"><text:span text:style-name="_5f_OOoComputerSpecial"><text:span text:style-name="T10">#</text:span></text:span><text:span text:style-name="_5f_OOoComputerIdent"><text:span text:style-name="T10">include</text:span></text:span><text:span text:style-name="T10"> </text:span><text:span text:style-name="_5f_OOoComputerSpecial"><text:span text:style-name="T10">&lt;</text:span></text:span><text:span text:style-name="_5f_OOoComputerIdent"><text:span text:style-name="T10">time</text:span></text:span><text:span text:style-name="_5f_OOoComputerSpecial"><text:span text:style-name="T10">.</text:span></text:span><text:span text:style-name="_5f_OOoComputerIdent"><text:span text:style-name="T10">h</text:span></text:span><text:span text:style-name="_5f_OOoComputerSpecial"><text:span text:style-name="T10">&gt;</text:span></text:span></text:p>
      <text:p text:style-name="P16"><text:span text:style-name="T13"/></text:p>
      <text:p text:style-name="P20"><text:span text:style-name="_5f_OOoComputerKeyWord"><text:span text:style-name="T10">void</text:span></text:span><text:span text:style-name="T10"> </text:span><text:span text:style-name="_5f_OOoComputerIdent"><text:span text:style-name="T10">bubbleSort</text:span></text:span><text:span text:style-name="_5f_OOoComputerSpecial"><text:span text:style-name="T10">(</text:span></text:span><text:span text:style-name="_5f_OOoComputerKeyWord"><text:span text:style-name="T10">int</text:span></text:span><text:span text:style-name="T10"> </text:span><text:span text:style-name="_5f_OOoComputerIdent"><text:span text:style-name="T10">arr</text:span></text:span><text:span text:style-name="_5f_OOoComputerSpecial"><text:span text:style-name="T10">[],</text:span></text:span><text:span text:style-name="T10"> </text:span><text:span text:style-name="_5f_OOoComputerKeyWord"><text:span text:style-name="T10">int</text:span></text:span><text:span text:style-name="T10"> </text:span><text:span text:style-name="_5f_OOoComputerIdent"><text:span text:style-name="T10">n</text:span></text:span><text:span text:style-name="_5f_OOoComputerSpecial"><text:span text:style-name="T10">,</text:span></text:span><text:span text:style-name="T10"> </text:span><text:span text:style-name="_5f_OOoComputerKeyWord"><text:span text:style-name="T10">int</text:span></text:span><text:span text:style-name="_5f_OOoComputerSpecial"><text:span text:style-name="T10">*</text:span></text:span><text:span text:style-name="T10"> </text:span><text:span text:style-name="_5f_OOoComputerIdent"><text:span text:style-name="T10">c</text:span></text:span><text:span text:style-name="_5f_OOoComputerSpecial"><text:span text:style-name="T10">,</text:span></text:span><text:span text:style-name="T10"> </text:span><text:span text:style-name="_5f_OOoComputerKeyWord"><text:span text:style-name="T10">int</text:span></text:span><text:span text:style-name="_5f_OOoComputerSpecial"><text:span text:style-name="T10">*</text:span></text:span><text:span text:style-name="T10"> </text:span><text:span text:style-name="_5f_OOoComputerIdent"><text:span text:style-name="T10">s</text:span></text:span><text:span text:style-name="_5f_OOoComputerSpecial"><text:span text:style-name="T10">)</text:span></text:span><text:span text:style-name="T10"> </text:span><text:span text:style-name="_5f_OOoComputerSpecial"><text:span text:style-name="T10">{</text:span></text:span></text:p>
      <text:p text:style-name="P20"><text:span text:style-name="T10"><text:s text:c="4"/></text:span><text:span text:style-name="_5f_OOoComputerKeyWord"><text:span text:style-name="T10">int</text:span></text:span><text:span text:style-name="T10"> </text:span><text:span text:style-name="_5f_OOoComputerIdent"><text:span text:style-name="T10">swapped</text:span></text:span><text:span text:style-name="_5f_OOoComputerSpecial"><text:span text:style-name="T10">;</text:span></text:span><text:span text:style-name="T10"> </text:span><text:span text:style-name="_5f_OOoComputerSpecial"><text:span text:style-name="T10">*</text:span></text:span><text:span text:style-name="_5f_OOoComputerIdent"><text:span text:style-name="T10">c</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span text:style-name="T10"> </text:span><text:span text:style-name="_5f_OOoComputerSpecial"><text:span text:style-name="T10">*</text:span></text:span><text:span text:style-name="_5f_OOoComputerIdent"><text:span text:style-name="T10">s</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p>
      <text:p text:style-name="P16"><text:span text:style-name="T13"><text:s text:c="4"/></text:span></text:p>
      <text:p text:style-name="P20"><text:span text:style-name="T10"><text:s text:c="4"/></text:span><text:span text:style-name="_5f_OOoComputerKeyWord"><text:span text:style-name="T10">for</text:span></text:span><text:span text:style-name="T10"> </text:span><text:span text:style-name="_5f_OOoComputerSpecial"><text:span text:style-name="T10">(</text:span></text:span><text:span text:style-name="_5f_OOoComputerKeyWord"><text:span text:style-name="T10">int</text:span></text:span><text:span text:style-name="T10"> </text:span><text:span text:style-name="_5f_OOoComputerIdent"><text:span text:style-name="T10">i</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span text:style-name="T10"> </text:span><text:span text:style-name="_5f_OOoComputerIdent"><text:span text:style-name="T10">i</text:span></text:span><text:span text:style-name="T10"> </text:span><text:span text:style-name="_5f_OOoComputerSpecial"><text:span text:style-name="T10">&lt;</text:span></text:span><text:span text:style-name="T10"> </text:span><text:span text:style-name="_5f_OOoComputerIdent"><text:span text:style-name="T10">n</text:span></text:span><text:span text:style-name="_5f_OOoComputerSpecial"><text:span text:style-name="T10">-</text:span></text:span><text:span text:style-name="_5f_OOoComputerNumber"><text:span text:style-name="T10">1</text:span></text:span><text:span text:style-name="_5f_OOoComputerSpecial"><text:span text:style-name="T10">;</text:span></text:span><text:span text:style-name="T10"> </text:span><text:span text:style-name="_5f_OOoComputerIdent"><text:span text:style-name="T10">i</text:span></text:span><text:span text:style-name="_5f_OOoComputerSpecial"><text:span text:style-name="T10">++)</text:span></text:span><text:span text:style-name="T10"> </text:span><text:span text:style-name="_5f_OOoComputerSpecial"><text:span text:style-name="T10">{</text:span></text:span></text:p>
      <text:p text:style-name="P20"><text:span text:style-name="T10"><text:s text:c="8"/></text:span><text:span text:style-name="_5f_OOoComputerIdent"><text:span text:style-name="T10">swapped</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p>
      <text:p text:style-name="P20"><text:span text:style-name="T10"><text:s text:c="8"/></text:span><text:span text:style-name="_5f_OOoComputerKeyWord"><text:span text:style-name="T10">for</text:span></text:span><text:span text:style-name="T10"> </text:span><text:span text:style-name="_5f_OOoComputerSpecial"><text:span text:style-name="T10">(</text:span></text:span><text:span text:style-name="_5f_OOoComputerKeyWord"><text:span text:style-name="T10">int</text:span></text:span><text:span text:style-name="T10"> </text:span><text:span text:style-name="_5f_OOoComputerIdent"><text:span text:style-name="T10">j</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span text:style-name="T10"> </text:span><text:span text:style-name="_5f_OOoComputerIdent"><text:span text:style-name="T10">j</text:span></text:span><text:span text:style-name="T10"> </text:span><text:span text:style-name="_5f_OOoComputerSpecial"><text:span text:style-name="T10">&lt;</text:span></text:span><text:span text:style-name="T10"> </text:span><text:span text:style-name="_5f_OOoComputerIdent"><text:span text:style-name="T10">n</text:span></text:span><text:span text:style-name="_5f_OOoComputerSpecial"><text:span text:style-name="T10">-</text:span></text:span><text:span text:style-name="_5f_OOoComputerIdent"><text:span text:style-name="T10">i</text:span></text:span><text:span text:style-name="_5f_OOoComputerSpecial"><text:span text:style-name="T10">-</text:span></text:span><text:span text:style-name="_5f_OOoComputerNumber"><text:span text:style-name="T10">1</text:span></text:span><text:span text:style-name="_5f_OOoComputerSpecial"><text:span text:style-name="T10">;</text:span></text:span><text:span text:style-name="T10"> </text:span><text:span text:style-name="_5f_OOoComputerIdent"><text:span text:style-name="T10">j</text:span></text:span><text:span text:style-name="_5f_OOoComputerSpecial"><text:span text:style-name="T10">++)</text:span></text:span><text:span text:style-name="T10"> </text:span><text:span text:style-name="_5f_OOoComputerSpecial"><text:span text:style-name="T10">{</text:span></text:span></text:p>
      <text:p text:style-name="P20"><text:span text:style-name="T10"><text:s text:c="12"/></text:span><text:span text:style-name="_5f_OOoComputerSpecial"><text:span text:style-name="T10">(*</text:span></text:span><text:span text:style-name="_5f_OOoComputerIdent"><text:span text:style-name="T10">c</text:span></text:span><text:span text:style-name="_5f_OOoComputerSpecial"><text:span text:style-name="T10">)++;</text:span></text:span></text:p>
      <text:p text:style-name="P20"><text:span text:style-name="T10"><text:s text:c="12"/></text:span><text:span text:style-name="_5f_OOoComputerKeyWord"><text:span text:style-name="T10">if</text:span></text:span><text:span text:style-name="T10"> </text:span><text:span text:style-name="_5f_OOoComputerSpecial"><text:span text:style-name="T10">(</text:span></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span text:style-name="T10"> </text:span><text:span text:style-name="_5f_OOoComputerSpecial"><text:span text:style-name="T10">&gt;</text:span></text:span><text:span text:style-name="T10"> </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span text:style-name="_5f_OOoComputerNumber"><text:span text:style-name="T10">1</text:span></text:span><text:span text:style-name="_5f_OOoComputerSpecial"><text:span text:style-name="T10">])</text:span></text:span><text:span text:style-name="T10"> </text:span><text:span text:style-name="_5f_OOoComputerSpecial"><text:span text:style-name="T10">{</text:span></text:span></text:p>
      <text:p text:style-name="P20"><text:span text:style-name="T10"><text:s text:c="16"/></text:span><text:span text:style-name="_5f_OOoComputerKeyWord"><text:span text:style-name="T10">int</text:span></text:span><text:span text:style-name="T10"> </text:span><text:span text:style-name="_5f_OOoComputerIdent"><text:span text:style-name="T10">temp</text:span></text:span><text:span text:style-name="T10"> </text:span><text:span text:style-name="_5f_OOoComputerSpecial"><text:span text:style-name="T10">=</text:span></text:span><text:span text:style-name="T10"> </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p>
      <text:p text:style-name="P20"><text:span text:style-name="T10"><text:s text:c="16"/></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span text:style-name="T10"> </text:span><text:span text:style-name="_5f_OOoComputerSpecial"><text:span text:style-name="T10">=</text:span></text:span><text:span text:style-name="T10"> </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span text:style-name="_5f_OOoComputerNumber"><text:span text:style-name="T10">1</text:span></text:span><text:span text:style-name="_5f_OOoComputerSpecial"><text:span text:style-name="T10">];</text:span></text:span></text:p>
      <text:p text:style-name="P20"><text:span text:style-name="T10"><text:s text:c="16"/></text:span><text:span text:style-name="_5f_OOoComputerIdent"><text:span text:style-name="T10">arr</text:span></text:span><text:span text:style-name="_5f_OOoComputerSpecial"><text:span text:style-name="T10">[</text:span></text:span><text:span text:style-name="_5f_OOoComputerIdent"><text:span text:style-name="T10">j</text:span></text:span><text:span text:style-name="_5f_OOoComputerSpecial"><text:span text:style-name="T10">+</text:span></text:span><text:span text:style-name="_5f_OOoComputerNumber"><text:span text:style-name="T10">1</text:span></text:span><text:span text:style-name="_5f_OOoComputerSpecial"><text:span text:style-name="T10">]</text:span></text:span><text:span text:style-name="T10"> </text:span><text:span text:style-name="_5f_OOoComputerSpecial"><text:span text:style-name="T10">=</text:span></text:span><text:span text:style-name="T10"> </text:span><text:span text:style-name="_5f_OOoComputerIdent"><text:span text:style-name="T10">temp</text:span></text:span><text:span text:style-name="_5f_OOoComputerSpecial"><text:span text:style-name="T10">;</text:span></text:span></text:p>
      <text:p text:style-name="P20"><text:span text:style-name="T10"><text:s text:c="16"/></text:span><text:span text:style-name="_5f_OOoComputerSpecial"><text:span text:style-name="T10">(*</text:span></text:span><text:span text:style-name="_5f_OOoComputerIdent"><text:span text:style-name="T10">s</text:span></text:span><text:span text:style-name="_5f_OOoComputerSpecial"><text:span text:style-name="T10">)++;</text:span></text:span></text:p>
      <text:p text:style-name="P20"><text:span text:style-name="T10"><text:s text:c="16"/></text:span><text:span text:style-name="_5f_OOoComputerIdent"><text:span text:style-name="T10">swapped</text:span></text:span><text:span text:style-name="T10"> </text:span><text:span text:style-name="_5f_OOoComputerSpecial"><text:span text:style-name="T10">=</text:span></text:span><text:span text:style-name="T10"> </text:span><text:span text:style-name="_5f_OOoComputerNumber"><text:span text:style-name="T10">1</text:span></text:span><text:span text:style-name="_5f_OOoComputerSpecial"><text:span text:style-name="T10">;</text:span></text:span></text:p>
      <text:p text:style-name="P20"><text:span text:style-name="T10"><text:s text:c="12"/></text:span><text:span text:style-name="_5f_OOoComputerSpecial"><text:span text:style-name="T10">}</text:span></text:span></text:p>
      <text:p text:style-name="P20"><text:span text:style-name="T10"><text:s text:c="8"/></text:span><text:span text:style-name="_5f_OOoComputerSpecial"><text:span text:style-name="T10">}</text:span></text:span></text:p>
      <text:p text:style-name="P20"><text:span text:style-name="T10"><text:s text:c="8"/></text:span><text:span text:style-name="_5f_OOoComputerKeyWord"><text:span text:style-name="T10">if</text:span></text:span><text:span text:style-name="T10"> </text:span><text:span text:style-name="_5f_OOoComputerSpecial"><text:span text:style-name="T10">(!</text:span></text:span><text:span text:style-name="_5f_OOoComputerIdent"><text:span text:style-name="T10">swapped</text:span></text:span><text:span text:style-name="_5f_OOoComputerSpecial"><text:span text:style-name="T10">)</text:span></text:span><text:span text:style-name="T10"> </text:span><text:span text:style-name="_5f_OOoComputerKeyWord"><text:span text:style-name="T10">break</text:span></text:span><text:span text:style-name="_5f_OOoComputerSpecial"><text:span text:style-name="T10">;</text:span></text:span></text:p>
      <text:p text:style-name="P20"><text:span text:style-name="T10"><text:s text:c="4"/></text:span><text:span text:style-name="_5f_OOoComputerSpecial"><text:span text:style-name="T10">}</text:span></text:span></text:p>
      <text:p text:style-name="P20"><text:span text:style-name="_5f_OOoComputerSpecial"><text:span text:style-name="T10">}</text:span></text:span></text:p>
      <text:p text:style-name="P16"><text:span text:style-name="T13"/></text:p>
      <text:p text:style-name="P20"><text:span text:style-name="_5f_OOoComputerKeyWord"><text:span text:style-name="T10">int</text:span></text:span><text:span text:style-name="T10"> </text:span><text:span text:style-name="_5f_OOoComputerIdent"><text:span text:style-name="T10">main</text:span></text:span><text:span text:style-name="_5f_OOoComputerSpecial"><text:span text:style-name="T10">()</text:span></text:span><text:span text:style-name="T10"> </text:span><text:span text:style-name="_5f_OOoComputerSpecial"><text:span text:style-name="T10">{</text:span></text:span></text:p>
      <text:p text:style-name="P20"><text:span text:style-name="T10"><text:s text:c="4"/></text:span><text:span text:style-name="_5f_OOoComputerKeyWord"><text:span text:style-name="T10">int</text:span></text:span><text:span text:style-name="T10"> </text:span><text:span text:style-name="_5f_OOoComputerIdent"><text:span text:style-name="T10">comparisons</text:span></text:span><text:span text:style-name="_5f_OOoComputerSpecial"><text:span text:style-name="T10">,</text:span></text:span><text:span text:style-name="T10"> </text:span><text:span text:style-name="_5f_OOoComputerIdent"><text:span text:style-name="T10">swaps</text:span></text:span><text:span text:style-name="_5f_OOoComputerSpecial"><text:span text:style-name="T10">;</text:span></text:span></text:p>
      <text:p text:style-name="P16"><text:span text:style-name="T13"/></text:p>
      <text:p text:style-name="P20"><text:span text:style-name="T10"><text:s text:c="4"/></text:span><text:span text:style-name="_5f_OOoComputerKeyWord"><text:span text:style-name="T10">int</text:span></text:span><text:span text:style-name="T10"> </text:span><text:span text:style-name="_5f_OOoComputerIdent"><text:span text:style-name="T10">n</text:span></text:span><text:span text:style-name="_5f_OOoComputerSpecial"><text:span text:style-name="T10">;</text:span></text:span></text:p>
      <text:p text:style-name="P20"><text:span text:style-name="T10"><text:s text:c="4"/></text:span><text:span text:style-name="_5f_OOoComputerIdent"><text:span text:style-name="T10">printf</text:span></text:span><text:span text:style-name="_5f_OOoComputerSpecial"><text:span text:style-name="T10">(</text:span></text:span><text:span text:style-name="_5f_OOoComputerLiteral"><text:span text:style-name="T10">"Enter array length: "</text:span></text:span><text:span text:style-name="_5f_OOoComputerSpecial"><text:span text:style-name="T10">);</text:span></text:span></text:p>
      <text:p text:style-name="P20"><text:span text:style-name="T10"><text:s text:c="4"/></text:span><text:span text:style-name="_5f_OOoComputerIdent"><text:span text:style-name="T10">scanf</text:span></text:span><text:span text:style-name="_5f_OOoComputerSpecial"><text:span text:style-name="T10">(</text:span></text:span><text:span text:style-name="_5f_OOoComputerLiteral"><text:span text:style-name="T10">"%d"</text:span></text:span><text:span text:style-name="_5f_OOoComputerSpecial"><text:span text:style-name="T10">,</text:span></text:span><text:span text:style-name="T10"> </text:span><text:span text:style-name="_5f_OOoComputerSpecial"><text:span text:style-name="T10">&amp;</text:span></text:span><text:span text:style-name="_5f_OOoComputerIdent"><text:span text:style-name="T10">n</text:span></text:span><text:span text:style-name="_5f_OOoComputerSpecial"><text:span text:style-name="T10">);</text:span></text:span></text:p>
      <text:p text:style-name="P16"><text:span text:style-name="T13"/></text:p>
      <text:p text:style-name="P20"><text:span text:style-name="T10"><text:s text:c="4"/></text:span><text:span text:style-name="_5f_OOoComputerIdent"><text:span text:style-name="T10">printf</text:span></text:span><text:span text:style-name="_5f_OOoComputerSpecial"><text:span text:style-name="T10">(</text:span></text:span><text:span text:style-name="_5f_OOoComputerLiteral"><text:span text:style-name="T10">"Enter array elements (separated by whitespace): "</text:span></text:span><text:span text:style-name="_5f_OOoComputerSpecial"><text:span text:style-name="T10">);</text:span></text:span></text:p>
      <text:p text:style-name="P20"><text:span text:style-name="T10"><text:s text:c="4"/></text:span><text:span text:style-name="_5f_OOoComputerKeyWord"><text:span text:style-name="T10">int</text:span></text:span><text:span text:style-name="T10"> </text:span><text:span text:style-name="_5f_OOoComputerIdent"><text:span text:style-name="T10">arr</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20"><text:span text:style-name="T10"><text:s text:c="4"/></text:span><text:span text:style-name="_5f_OOoComputerKeyWord"><text:span text:style-name="T10">for</text:span></text:span><text:span text:style-name="T10"> </text:span><text:span text:style-name="_5f_OOoComputerSpecial"><text:span text:style-name="T10">(</text:span></text:span><text:span text:style-name="_5f_OOoComputerKeyWord"><text:span text:style-name="T10">int</text:span></text:span><text:span text:style-name="T10"> </text:span><text:span text:style-name="_5f_OOoComputerIdent"><text:span text:style-name="T10">i</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span text:style-name="T10"> </text:span><text:span text:style-name="_5f_OOoComputerIdent"><text:span text:style-name="T10">i</text:span></text:span><text:span text:style-name="T10"> </text:span><text:span text:style-name="_5f_OOoComputerSpecial"><text:span text:style-name="T10">&lt;</text:span></text:span><text:span text:style-name="T10"> </text:span><text:span text:style-name="_5f_OOoComputerIdent"><text:span text:style-name="T10">n</text:span></text:span><text:span text:style-name="_5f_OOoComputerSpecial"><text:span text:style-name="T10">;</text:span></text:span><text:span text:style-name="T10"> </text:span><text:span text:style-name="_5f_OOoComputerIdent"><text:span text:style-name="T10">i</text:span></text:span><text:span text:style-name="_5f_OOoComputerSpecial"><text:span text:style-name="T10">++)</text:span></text:span><text:span text:style-name="T10"> </text:span><text:span text:style-name="_5f_OOoComputerIdent"><text:span text:style-name="T10">scanf</text:span></text:span><text:span text:style-name="_5f_OOoComputerSpecial"><text:span text:style-name="T10">(</text:span></text:span><text:span text:style-name="_5f_OOoComputerLiteral"><text:span text:style-name="T10">"%d"</text:span></text:span><text:span text:style-name="_5f_OOoComputerSpecial"><text:span text:style-name="T10">,</text:span></text:span><text:span text:style-name="T10"> </text:span><text:span text:style-name="_5f_OOoComputerSpecial"><text:span text:style-name="T10">&amp;</text:span></text:span><text:span text:style-name="_5f_OOoComputerIdent"><text:span text:style-name="T10">arr</text:span></text:span><text:span text:style-name="_5f_OOoComputerSpecial"><text:span text:style-name="T10">[</text:span></text:span><text:span text:style-name="_5f_OOoComputerIdent"><text:span text:style-name="T10">i</text:span></text:span><text:span text:style-name="_5f_OOoComputerSpecial"><text:span text:style-name="T10">]);</text:span></text:span></text:p>
      <text:p text:style-name="P16"><text:span text:style-name="T13"/></text:p>
      <text:p text:style-name="P20"><text:span text:style-name="T10"><text:s text:c="4"/></text:span><text:span text:style-name="_5f_OOoComputerIdent"><text:span text:style-name="T10">clock_t</text:span></text:span><text:span text:style-name="T10"> </text:span><text:span text:style-name="_5f_OOoComputerIdent"><text:span text:style-name="T10">t</text:span></text:span><text:span text:style-name="T10"> </text:span><text:span text:style-name="_5f_OOoComputerSpecial"><text:span text:style-name="T10">=</text:span></text:span><text:span text:style-name="T10"> </text:span><text:span text:style-name="_5f_OOoComputerIdent"><text:span text:style-name="T10">clock</text:span></text:span><text:span text:style-name="_5f_OOoComputerSpecial"><text:span text:style-name="T10">();</text:span></text:span></text:p>
      <text:p text:style-name="P20"><text:span text:style-name="T10"><text:s text:c="4"/></text:span><text:span text:style-name="_5f_OOoComputerIdent"><text:span text:style-name="T10">bubbleSort</text:span></text:span><text:span text:style-name="_5f_OOoComputerSpecial"><text:span text:style-name="T10">(</text:span></text:span><text:span text:style-name="_5f_OOoComputerIdent"><text:span text:style-name="T10">arr</text:span></text:span><text:span text:style-name="_5f_OOoComputerSpecial"><text:span text:style-name="T10">,</text:span></text:span><text:span text:style-name="T10"> </text:span><text:span text:style-name="_5f_OOoComputerIdent"><text:span text:style-name="T10">n</text:span></text:span><text:span text:style-name="_5f_OOoComputerSpecial"><text:span text:style-name="T10">,</text:span></text:span><text:span text:style-name="T10"> </text:span><text:span text:style-name="_5f_OOoComputerSpecial"><text:span text:style-name="T10">&amp;</text:span></text:span><text:span text:style-name="_5f_OOoComputerIdent"><text:span text:style-name="T10">comparisons</text:span></text:span><text:span text:style-name="_5f_OOoComputerSpecial"><text:span text:style-name="T10">,</text:span></text:span><text:span text:style-name="T10"> </text:span><text:span text:style-name="_5f_OOoComputerSpecial"><text:span text:style-name="T10">&amp;</text:span></text:span><text:span text:style-name="_5f_OOoComputerIdent"><text:span text:style-name="T10">swaps</text:span></text:span><text:span text:style-name="_5f_OOoComputerSpecial"><text:span text:style-name="T10">);</text:span></text:span></text:p>
      <text:p text:style-name="P20"><text:span text:style-name="T10"><text:s text:c="4"/></text:span><text:span text:style-name="_5f_OOoComputerIdent"><text:span text:style-name="T10">t</text:span></text:span><text:span text:style-name="T10"> </text:span><text:span text:style-name="_5f_OOoComputerSpecial"><text:span text:style-name="T10">=</text:span></text:span><text:span text:style-name="T10"> </text:span><text:span text:style-name="_5f_OOoComputerIdent"><text:span text:style-name="T10">clock</text:span></text:span><text:span text:style-name="_5f_OOoComputerSpecial"><text:span text:style-name="T10">()</text:span></text:span><text:span text:style-name="T10"> </text:span><text:span text:style-name="_5f_OOoComputerSpecial"><text:span text:style-name="T10">-</text:span></text:span><text:span text:style-name="T10"> </text:span><text:span text:style-name="_5f_OOoComputerIdent"><text:span text:style-name="T10">t</text:span></text:span><text:span text:style-name="_5f_OOoComputerSpecial"><text:span text:style-name="T10">;</text:span></text:span></text:p>
      <text:p text:style-name="P16"><text:span text:style-name="T13"/></text:p>
      <text:p text:style-name="P20"><text:span text:style-name="T10"><text:s text:c="4"/></text:span><text:span text:style-name="_5f_OOoComputerIdent"><text:span text:style-name="T10">printf</text:span></text:span><text:span text:style-name="_5f_OOoComputerSpecial"><text:span text:style-name="T10">(</text:span></text:span><text:span text:style-name="_5f_OOoComputerLiteral"><text:span text:style-name="T10">"Sorted array: \n"</text:span></text:span><text:span text:style-name="_5f_OOoComputerSpecial"><text:span text:style-name="T10">);</text:span></text:span></text:p>
      <text:p text:style-name="P20"><text:span text:style-name="T10"><text:s text:c="4"/></text:span><text:span text:style-name="_5f_OOoComputerKeyWord"><text:span text:style-name="T10">for</text:span></text:span><text:span text:style-name="T10"> </text:span><text:span text:style-name="_5f_OOoComputerSpecial"><text:span text:style-name="T10">(</text:span></text:span><text:span text:style-name="_5f_OOoComputerKeyWord"><text:span text:style-name="T10">int</text:span></text:span><text:span text:style-name="T10"> </text:span><text:span text:style-name="_5f_OOoComputerIdent"><text:span text:style-name="T10">i</text:span></text:span><text:span text:style-name="T10"> </text:span><text:span text:style-name="_5f_OOoComputerSpecial"><text:span text:style-name="T10">=</text:span></text:span><text:span text:style-name="T10"> </text:span><text:span text:style-name="_5f_OOoComputerNumber"><text:span text:style-name="T10">0</text:span></text:span><text:span text:style-name="_5f_OOoComputerSpecial"><text:span text:style-name="T10">;</text:span></text:span><text:span text:style-name="T10"> </text:span><text:span text:style-name="_5f_OOoComputerIdent"><text:span text:style-name="T10">i</text:span></text:span><text:span text:style-name="T10"> </text:span><text:span text:style-name="_5f_OOoComputerSpecial"><text:span text:style-name="T10">&lt;</text:span></text:span><text:span text:style-name="T10"> </text:span><text:span text:style-name="_5f_OOoComputerIdent"><text:span text:style-name="T10">n</text:span></text:span><text:span text:style-name="_5f_OOoComputerSpecial"><text:span text:style-name="T10">;</text:span></text:span><text:span text:style-name="T10"> </text:span><text:span text:style-name="_5f_OOoComputerIdent"><text:span text:style-name="T10">i</text:span></text:span><text:span text:style-name="_5f_OOoComputerSpecial"><text:span text:style-name="T10">++)</text:span></text:span><text:span text:style-name="T10"> </text:span><text:span text:style-name="_5f_OOoComputerIdent"><text:span text:style-name="T10">printf</text:span></text:span><text:span text:style-name="_5f_OOoComputerSpecial"><text:span text:style-name="T10">(</text:span></text:span><text:span text:style-name="_5f_OOoComputerLiteral"><text:span text:style-name="T10">"%d "</text:span></text:span><text:span text:style-name="_5f_OOoComputerSpecial"><text:span text:style-name="T10">,</text:span></text:span><text:span text:style-name="T10"> </text:span><text:span text:style-name="_5f_OOoComputerIdent"><text:span text:style-name="T10">arr</text:span></text:span><text:span text:style-name="_5f_OOoComputerSpecial"><text:span text:style-name="T10">[</text:span></text:span><text:span text:style-name="_5f_OOoComputerIdent"><text:span text:style-name="T10">i</text:span></text:span><text:span text:style-name="_5f_OOoComputerSpecial"><text:span text:style-name="T10">]);</text:span></text:span></text:p>
      <text:p text:style-name="P20"><text:span text:style-name="T10"><text:s text:c="4"/></text:span><text:span text:style-name="_5f_OOoComputerIdent"><text:span text:style-name="T10">printf</text:span></text:span><text:span text:style-name="_5f_OOoComputerSpecial"><text:span text:style-name="T10">(</text:span></text:span><text:span text:style-name="_5f_OOoComputerLiteral"><text:span text:style-name="T10">"\n"</text:span></text:span><text:span text:style-name="_5f_OOoComputerSpecial"><text:span text:style-name="T10">);</text:span></text:span></text:p>
      <text:p text:style-name="P16"><text:span text:style-name="T13"/></text:p>
      <text:p text:style-name="P20"><text:span text:style-name="T10"><text:s text:c="4"/></text:span><text:span text:style-name="_5f_OOoComputerKeyWord"><text:span text:style-name="T10">double</text:span></text:span><text:span text:style-name="T10"> </text:span><text:span text:style-name="_5f_OOoComputerIdent"><text:span text:style-name="T10">time_taken</text:span></text:span><text:span text:style-name="T10"> </text:span><text:span text:style-name="_5f_OOoComputerSpecial"><text:span text:style-name="T10">=</text:span></text:span><text:span text:style-name="T10"> </text:span><text:span text:style-name="_5f_OOoComputerSpecial"><text:span text:style-name="T10">((</text:span></text:span><text:span text:style-name="_5f_OOoComputerKeyWord"><text:span text:style-name="T10">double</text:span></text:span><text:span text:style-name="_5f_OOoComputerSpecial"><text:span text:style-name="T10">)</text:span></text:span><text:span text:style-name="T10"> </text:span><text:span text:style-name="_5f_OOoComputerIdent"><text:span text:style-name="T10">t</text:span></text:span><text:span text:style-name="_5f_OOoComputerSpecial"><text:span text:style-name="T10">)</text:span></text:span><text:span text:style-name="T10"> </text:span><text:span text:style-name="_5f_OOoComputerSpecial"><text:span text:style-name="T10">*</text:span></text:span><text:span text:style-name="T10"> </text:span><text:span text:style-name="_5f_OOoComputerNumber"><text:span text:style-name="T10">1000</text:span></text:span><text:span text:style-name="T10"> </text:span><text:span text:style-name="_5f_OOoComputerIdent"><text:span text:style-name="T10">/ CLOCKS_PER_SEC</text:span></text:span><text:span text:style-name="_5f_OOoComputerSpecial"><text:span text:style-name="T10">;</text:span></text:span></text:p>
      <text:p text:style-name="P20"><text:span text:style-name="T10"><text:s text:c="4"/></text:span><text:span text:style-name="_5f_OOoComputerIdent"><text:span text:style-name="T10">printf</text:span></text:span><text:span text:style-name="_5f_OOoComputerSpecial"><text:span text:style-name="T10">(</text:span></text:span><text:span text:style-name="_5f_OOoComputerLiteral"><text:span text:style-name="T10">"Time taken: %.3fms\n"</text:span></text:span><text:span text:style-name="_5f_OOoComputerSpecial"><text:span text:style-name="T10">,</text:span></text:span><text:span text:style-name="T10"> </text:span><text:span text:style-name="_5f_OOoComputerIdent"><text:span text:style-name="T10">time_taken</text:span></text:span><text:span text:style-name="_5f_OOoComputerSpecial"><text:span text:style-name="T10">);</text:span></text:span></text:p>
      <text:p text:style-name="P20"><text:span text:style-name="_5f_OOoComputerIdent"><text:span text:style-name="T10"><text:s text:c="3"/></text:span></text:span><text:span text:style-name="T10"><text:s/></text:span><text:span text:style-name="_5f_OOoComputerIdent"><text:span text:style-name="T10">printf</text:span></text:span><text:span text:style-name="_5f_OOoComputerSpecial"><text:span text:style-name="T10">(</text:span></text:span><text:span text:style-name="_5f_OOoComputerLiteral"><text:span text:style-name="T10">"Comparisons: %d, Swaps: %d\n"</text:span></text:span><text:span text:style-name="_5f_OOoComputerSpecial"><text:span text:style-name="T10">,</text:span></text:span><text:span text:style-name="T10"> </text:span><text:span text:style-name="_5f_OOoComputerIdent"><text:span text:style-name="T10">comparisons</text:span></text:span><text:span text:style-name="_5f_OOoComputerSpecial"><text:span text:style-name="T10">,</text:span></text:span><text:span text:style-name="T10"> </text:span><text:span text:style-name="_5f_OOoComputerIdent"><text:span text:style-name="T10">swaps</text:span></text:span><text:span text:style-name="_5f_OOoComputerSpecial"><text:span text:style-name="T10">);</text:span></text:span></text:p>
      <text:p text:style-name="P16"><text:span text:style-name="T13"/></text:p>
      <text:p text:style-name="P20"><text:span text:style-name="T10"><text:s text:c="4"/></text:span><text:span text:style-name="_5f_OOoComputerKeyWord"><text:span text:style-name="T10">return</text:span></text:span><text:span text:style-name="T10"> </text:span><text:span text:style-name="_5f_OOoComputerNumber"><text:span text:style-name="T10">0</text:span></text:span><text:span text:style-name="_5f_OOoComputerSpecial"><text:span text:style-name="T10">;</text:span></text:span></text:p>
      <text:p text:style-name="P20"><text:span text:style-name="_5f_OOoComputerSpecial"><text:span text:style-name="T10">}</text:span></text:span></text:p>
      <text:p text:style-name="P20"><text:span text:style-name="_5f_OOoComputerSpecial"><text:span text:style-name="T10"/></text:span></text:p>
      <text:p text:style-name="P22"><text:span text:style-name="_5f_OOoComputerSpecial"><text:span text:style-name="T18">Лістинг</text:span></text:span></text:p>
      <text:p text:style-name="P11"><text:span text:style-name="T19">bouncytorch@AORUS</text:span>:<text:span text:style-name="T20">~/Repos/homework-c/pr5/tarik</text:span>$ ./a.out <text:s text:c="66"/></text:p>
      <text:p text:style-name="P13">Enter array length: 100 <text:s text:c="98"/></text:p>
      <text:p text:style-name="P13">Enter array elements (separated by whitespace): 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text:s text:c="26"/></text:p>
      <text:p text:style-name="P13">Sorted array: <text:s text:c="108"/></text:p>
      <text:p text:style-name="P13">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s text:c="74"/></text:p>
      <text:p text:style-name="P13">Time taken: 0.049ms <text:s text:c="102"/></text:p>
      <text:p text:style-name="P14">Comparisons: 4950, Swaps: 4950</text:p>
      <text:p text:style-name="P22">Результат виконання для нагіршого випадку</text:p>
      <text:p text:style-name="P22"/>
      <text:p text:style-name="P12"><text:span text:style-name="T19">bouncytorch@AORUS</text:span>:<text:span text:style-name="T20">~/Repos/homework-c/pr5/tarik</text:span>$ ./a.out <text:s text:c="66"/></text:p>
      <text:p text:style-name="P13">Enter array length: 100 <text:s text:c="98"/></text:p>
      <text:p text:style-name="P13">Enter array elements (separated by whitespace):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s text:c="26"/></text:p>
      <text:p text:style-name="P13">Sorted array: <text:s text:c="108"/></text:p>
      <text:p text:style-name="P13">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s text:c="74"/></text:p>
      <text:p text:style-name="P13">Time taken: 0.002ms <text:s text:c="102"/></text:p>
      <text:p text:style-name="P14">Comparisons: 99, Swaps: 0</text:p>
      <text:p text:style-name="P22">Результат виконання для найкращого випадку</text:p>
      <text:p text:style-name="P22"/>
      <text:p text:style-name="P12"><text:span text:style-name="T19">bouncytorch@AORUS</text:span>:<text:span text:style-name="T20">~/Repos/homework-c/pr5/tarik</text:span>$ ./a.out <text:s text:c="66"/></text:p>
      <text:p text:style-name="P13">Enter array length: 100 <text:s text:c="98"/></text:p>
      <text:p text:style-name="P13">Enter array elements (separated by whitespace): 58 91 45 74 3 81 27 10 95 50 66 2 72 12 34 93 9 89 47 98 33 42 15 84 28 26 56 100 4 35 65 25 20 30 53 7 36 69 5 85 8 99 70 49 16 1 44 40 19 32 86 38 64 54 48 37 14 63 80 83 75 62 55 6 31 11 60 46 18 92 17 67 82 88 41 21 24 43 23 87 78 29 59 13 73 57 77 51 71 61 76 97 68 22 52 96 39 94 90 79 <text:s text:c="26"/></text:p>
      <text:p text:style-name="P13">Sorted array: <text:s text:c="108"/></text:p>
      <text:p text:style-name="P13">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text:s text:c="74"/></text:p>
      <text:p text:style-name="P13">Time taken: 0.037ms <text:s text:c="102"/></text:p>
      <text:p text:style-name="P14">Comparisons: 4599, Swaps: 2185</text:p>
      <text:p text:style-name="P22">Результат виконання для середнього випадку</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Вип.</text:p>
          </table:table-cell>
          <table:table-cell table:style-name="Table1.B1" office:value-type="string">
            <text:p text:style-name="P28">Порівняння</text:p>
          </table:table-cell>
          <table:table-cell table:style-name="Table1.B1" office:value-type="string">
            <text:p text:style-name="P28">Перестановки</text:p>
          </table:table-cell>
          <table:table-cell table:style-name="Table1.B1" office:value-type="string">
            <text:p text:style-name="P28">Час виконання</text:p>
          </table:table-cell>
          <table:table-cell table:style-name="Table1.E1" office:value-type="string">
            <text:p text:style-name="P29">Розмір</text:p>
          </table:table-cell>
        </table:table-row>
        <table:table-row>
          <table:table-cell table:style-name="Table1.A2" office:value-type="string">
            <text:p text:style-name="P28">Найкращий</text:p>
          </table:table-cell>
          <table:table-cell table:style-name="Table1.B2" office:value-type="string">
            <text:p text:style-name="P31">99</text:p>
          </table:table-cell>
          <table:table-cell table:style-name="Table1.C2" office:value-type="string">
            <text:p text:style-name="P31">0</text:p>
          </table:table-cell>
          <table:table-cell table:style-name="Table1.D2" office:value-type="string">
            <text:p text:style-name="P31">0.002мс</text:p>
          </table:table-cell>
          <table:table-cell table:style-name="Table1.E2" table:number-rows-spanned="3" office:value-type="string">
            <text:p text:style-name="P32">100</text:p>
          </table:table-cell>
        </table:table-row>
        <table:table-row>
          <table:table-cell table:style-name="Table1.A2" office:value-type="string">
            <text:p text:style-name="P28">Найгірший</text:p>
          </table:table-cell>
          <table:table-cell table:style-name="Table1.B3" office:value-type="string">
            <text:p text:style-name="P31">4950</text:p>
          </table:table-cell>
          <table:table-cell table:style-name="Table1.C3" office:value-type="string">
            <text:p text:style-name="P31">4950</text:p>
          </table:table-cell>
          <table:table-cell table:style-name="Table1.D3" office:value-type="string">
            <text:p text:style-name="P31">0.049мс</text:p>
          </table:table-cell>
          <table:covered-table-cell table:style-name="Table1.E3"/>
        </table:table-row>
        <table:table-row table:style-name="Table1.4">
          <table:table-cell table:style-name="Table1.A2" office:value-type="string">
            <text:p text:style-name="P28">Середній</text:p>
          </table:table-cell>
          <table:table-cell table:style-name="Table1.B4" office:value-type="string">
            <text:p text:style-name="P31">4599</text:p>
          </table:table-cell>
          <table:table-cell table:style-name="Table1.C4" office:value-type="string">
            <text:p text:style-name="P31">2185</text:p>
          </table:table-cell>
          <table:table-cell table:style-name="Table1.D4" office:value-type="string">
            <text:p text:style-name="P31">0.037мс</text:p>
          </table:table-cell>
          <table:covered-table-cell table:style-name="Table1.E3"/>
        </table:table-row>
      </table:table>
      <text:p text:style-name="P20"/>
      <text:p text:style-name="P23">Таблиця оцінки складності</text:p>
      <text:p text:style-name="P24"><draw:frame draw:style-name="fr1" draw:name="Object1" text:anchor-type="char" svg:x="0.1453in" svg:y="0.098in" svg:width="6.2984in" svg:height="3.5429in" draw:z-index="0"><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Графік часу</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 Roman" svg:font-family="'Time 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text-align="center" style:justify-single-word="false" fo:keep-with-next="always"/>
      <style:text-properties fo:font-size="18pt" fo:language="uk" fo:country="UA" style:font-size-asian="18pt"/>
    </style:style>
    <style:style style:name="Normal_20__28_Web_29_" style:display-name="Normal (Web)" style:family="paragraph" style:parent-style-name="Standard">
      <style:paragraph-properties fo:margin-top="0.1945in" fo:margin-bottom="0.1945in" style:contextual-spacing="false"/>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OOoComputerCode" style:family="text">
      <style:text-properties fo:color="#000000" loext:opacity="100%" style:font-name="Ubuntu Mono1" fo:font-family="'Ubuntu Mono'" style:font-family-generic="roman" style:font-pitch="variable" fo:hyphenate="fals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354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354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354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354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354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354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35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35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35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1354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text-indent="0in" style:auto-text-indent="false">
        <style:tab-stops>
          <style:tab-stop style:position="4.75in"/>
        </style:tab-stops>
      </style:paragraph-properties>
    </style:style>
    <style:style style:name="MP3" style:family="paragraph" style:parent-style-name="Standard">
      <style:paragraph-properties fo:text-align="center" style:justify-single-word="false"/>
      <style:text-properties officeooo:paragraph-rsid="00159d27"/>
    </style:style>
    <style:style style:name="MT1" style:family="text">
      <style:text-properties fo:language="uk" fo:country="UA"/>
    </style:style>
    <style:style style:name="MT2" style:family="text">
      <style:text-properties officeooo:rsid="001d239c"/>
    </style:style>
    <style:style style:name="MT3" style:family="text">
      <style:text-properties fo:font-size="14pt" fo:language="uk" fo:country="UA" style:font-size-asian="14pt" style:font-size-complex="14pt"/>
    </style:style>
    <style:style style:name="MT4" style:family="text">
      <style:text-properties fo:font-size="14pt" fo:language="en" fo:country="US" style:font-size-asian="14pt" style:font-size-complex="14pt"/>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text:p text:style-name="Header"/>
      </style:header>
      <style:header-first>
        <text:p text:style-name="Header"/>
      </style:header-first>
      <style:footer>
        <text:p text:style-name="MP2" loext:marker-style-name="MT1"><text:span text:style-name="MT1">Практична робота</text:span> №<text:span text:style-name="MT2">5</text:span><text:tab/><text:span text:style-name="MT2">Скрипняк Т.А.</text:span></text:p>
      </style:footer>
      <style:footer-first>
        <text:p text:style-name="MP3"><text:span text:style-name="MT3">Харків – 202</text:span><text:span text:style-name="MT4">4</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БД</dc:title>
    <meta:initial-creator>Кирилл Коробчинский</meta:initial-creator>
    <meta:editing-cycles>16</meta:editing-cycles>
    <meta:creation-date>2023-09-02T09:09:00</meta:creation-date>
    <dc:date>2024-10-08T16:33:35.682237774</dc:date>
    <meta:editing-duration>PT2H43M53S</meta:editing-duration>
    <meta:generator>LibreOffice/24.2.6.2$Linux_X86_64 LibreOffice_project/420$Build-2</meta:generator>
    <meta:print-date>2024-10-08T16:29:38.959958628</meta:print-date>
    <meta:printed-by>PDF files</meta:printed-by>
    <meta:document-statistic meta:table-count="1" meta:image-count="0" meta:object-count="1" meta:page-count="4" meta:paragraph-count="105" meta:word-count="961" meta:character-count="5906" meta:non-whitespace-character-count="3378"/>
    <meta:user-defined meta:name="AppVersion">16.0000</meta:user-defined>
    <meta:user-defined meta:name="Company">Microsoft</meta:user-defined>
    <meta:template xlink:type="simple" xlink:actuate="onRequest" xlink:title="Normal.dotm" xlink:href=""/>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828cm" svg:y="3.702cm" style:legend-expansion="high" chart:style-name="ch2"/>
        <chart:plot-area chart:style-name="ch3" chart:data-source-has-labels="both" svg:x="0.319cm" svg:y="0.179cm" svg:width="12.19cm" svg:height="8.641cm">
          <chart:coordinate-region svg:x="1.126cm" svg:y="0.378cm" svg:width="10.905cm" svg:height="7.795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line">
            <chart:data-point chart:repeated="11"/>
          </chart:series>
          <chart:series chart:style-name="ch8" chart:values-cell-range-address="local-table.$B$2:.$B$12" chart:label-cell-address="local-table.$B$1" chart:class="chart:line">
            <chart:data-point chart:repeated="11"/>
          </chart:series>
          <chart:series chart:style-name="ch9" chart:values-cell-range-address="local-table.$D$2:.$D$12" chart:label-cell-address="local-table.$D$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ередній</text:p>
              </table:table-cell>
              <table:table-cell office:value-type="string">
                <text:p>Найкращий</text:p>
              </table:table-cell>
              <table:table-cell office:value-type="string">
                <text:p>Найгірший</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0</text:p>
              </table:table-cell>
              <table:table-cell office:value-type="float" office:value="2.307">
                <text:p>2.307</text:p>
              </table:table-cell>
              <table:table-cell office:value-type="float" office:value="0.006">
                <text:p>0.006</text:p>
              </table:table-cell>
              <table:table-cell office:value-type="float" office:value="1.814">
                <text:p>1.814</text:p>
              </table:table-cell>
            </table:table-row>
            <table:table-row>
              <table:table-cell office:value-type="string">
                <text:p>2000</text:p>
              </table:table-cell>
              <table:table-cell office:value-type="float" office:value="6.202">
                <text:p>6.202</text:p>
              </table:table-cell>
              <table:table-cell office:value-type="float" office:value="0.005">
                <text:p>0.005</text:p>
              </table:table-cell>
              <table:table-cell office:value-type="float" office:value="4.857">
                <text:p>4.857</text:p>
              </table:table-cell>
            </table:table-row>
            <table:table-row>
              <table:table-cell office:value-type="string">
                <text:p>3000</text:p>
              </table:table-cell>
              <table:table-cell office:value-type="float" office:value="12.123">
                <text:p>12.123</text:p>
              </table:table-cell>
              <table:table-cell office:value-type="float" office:value="0.01">
                <text:p>0.01</text:p>
              </table:table-cell>
              <table:table-cell office:value-type="float" office:value="10.795">
                <text:p>10.795</text:p>
              </table:table-cell>
            </table:table-row>
            <table:table-row>
              <table:table-cell office:value-type="string">
                <text:p>4000</text:p>
              </table:table-cell>
              <table:table-cell office:value-type="float" office:value="16.521">
                <text:p>16.521</text:p>
              </table:table-cell>
              <table:table-cell office:value-type="float" office:value="0.009">
                <text:p>0.009</text:p>
              </table:table-cell>
              <table:table-cell office:value-type="float" office:value="20.59">
                <text:p>20.59</text:p>
              </table:table-cell>
            </table:table-row>
            <table:table-row>
              <table:table-cell office:value-type="string">
                <text:p>5000</text:p>
              </table:table-cell>
              <table:table-cell office:value-type="float" office:value="31.819">
                <text:p>31.819</text:p>
              </table:table-cell>
              <table:table-cell office:value-type="float" office:value="0.028">
                <text:p>0.028</text:p>
              </table:table-cell>
              <table:table-cell office:value-type="float" office:value="31.215">
                <text:p>31.215</text:p>
              </table:table-cell>
            </table:table-row>
            <table:table-row>
              <table:table-cell office:value-type="string">
                <text:p>6000</text:p>
              </table:table-cell>
              <table:table-cell office:value-type="float" office:value="43.342">
                <text:p>43.342</text:p>
              </table:table-cell>
              <table:table-cell office:value-type="float" office:value="0.025">
                <text:p>0.025</text:p>
              </table:table-cell>
              <table:table-cell office:value-type="float" office:value="45.233">
                <text:p>45.233</text:p>
              </table:table-cell>
            </table:table-row>
            <table:table-row>
              <table:table-cell office:value-type="string">
                <text:p>7000</text:p>
              </table:table-cell>
              <table:table-cell office:value-type="float" office:value="52.202">
                <text:p>52.202</text:p>
              </table:table-cell>
              <table:table-cell office:value-type="float" office:value="0.024">
                <text:p>0.024</text:p>
              </table:table-cell>
              <table:table-cell office:value-type="float" office:value="62.801">
                <text:p>62.801</text:p>
              </table:table-cell>
            </table:table-row>
            <table:table-row>
              <table:table-cell office:value-type="string">
                <text:p>8000</text:p>
              </table:table-cell>
              <table:table-cell office:value-type="float" office:value="66.477">
                <text:p>66.477</text:p>
              </table:table-cell>
              <table:table-cell office:value-type="float" office:value="0.021">
                <text:p>0.021</text:p>
              </table:table-cell>
              <table:table-cell office:value-type="float" office:value="81.053">
                <text:p>81.053</text:p>
              </table:table-cell>
            </table:table-row>
            <table:table-row>
              <table:table-cell office:value-type="string">
                <text:p>9000</text:p>
              </table:table-cell>
              <table:table-cell office:value-type="float" office:value="110.523">
                <text:p>110.523</text:p>
              </table:table-cell>
              <table:table-cell office:value-type="float" office:value="0.044">
                <text:p>0.044</text:p>
              </table:table-cell>
              <table:table-cell office:value-type="float" office:value="100.569">
                <text:p>100.569</text:p>
              </table:table-cell>
            </table:table-row>
            <table:table-row>
              <table:table-cell office:value-type="string">
                <text:p>10000</text:p>
              </table:table-cell>
              <table:table-cell office:value-type="float" office:value="107.067">
                <text:p>107.067</text:p>
              </table:table-cell>
              <table:table-cell office:value-type="float" office:value="0.018">
                <text:p>0.018</text:p>
              </table:table-cell>
              <table:table-cell office:value-type="float" office:value="128.166">
                <text:p>128.16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